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3.219cm" fo:margin-left="1.016cm" fo:margin-right="2.766cm" table:align="margins"/>
    </style:style>
    <style:style style:name="Tableau1.A" style:family="table-column">
      <style:table-column-properties style:column-width="3.254cm" style:rel-column-width="1845*"/>
    </style:style>
    <style:style style:name="Tableau1.B" style:family="table-column">
      <style:table-column-properties style:column-width="3.81cm" style:rel-column-width="2160*"/>
    </style:style>
    <style:style style:name="Tableau1.C" style:family="table-column">
      <style:table-column-properties style:column-width="2.725cm" style:rel-column-width="1545*"/>
    </style:style>
    <style:style style:name="Tableau1.D" style:family="table-column">
      <style:table-column-properties style:column-width="3.429cm" style:rel-column-width="194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3.219cm" fo:margin-left="1.016cm" fo:margin-right="2.766cm" table:align="margins"/>
    </style:style>
    <style:style style:name="Tableau2.A" style:family="table-column">
      <style:table-column-properties style:column-width="3.254cm" style:rel-column-width="1845*"/>
    </style:style>
    <style:style style:name="Tableau2.B" style:family="table-column">
      <style:table-column-properties style:column-width="3.81cm" style:rel-column-width="2160*"/>
    </style:style>
    <style:style style:name="Tableau2.C" style:family="table-column">
      <style:table-column-properties style:column-width="2.725cm" style:rel-column-width="1545*"/>
    </style:style>
    <style:style style:name="Tableau2.D" style:family="table-column">
      <style:table-column-properties style:column-width="3.429cm" style:rel-column-width="194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3.219cm" fo:margin-left="1.016cm" fo:margin-right="2.766cm" table:align="margins"/>
    </style:style>
    <style:style style:name="Tableau3.A" style:family="table-column">
      <style:table-column-properties style:column-width="3.254cm" style:rel-column-width="1845*"/>
    </style:style>
    <style:style style:name="Tableau3.B" style:family="table-column">
      <style:table-column-properties style:column-width="3.81cm" style:rel-column-width="2160*"/>
    </style:style>
    <style:style style:name="Tableau3.C" style:family="table-column">
      <style:table-column-properties style:column-width="2.725cm" style:rel-column-width="1545*"/>
    </style:style>
    <style:style style:name="Tableau3.D" style:family="table-column">
      <style:table-column-properties style:column-width="3.429cm" style:rel-column-width="1944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3.D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cf828"/>
    </style:style>
    <style:style style:name="P2" style:family="paragraph" style:parent-style-name="Standard">
      <style:paragraph-properties fo:text-align="center" style:justify-single-word="false"/>
      <style:text-properties style:font-name="FreeSans" fo:font-weight="bold" officeooo:paragraph-rsid="000cf828" style:font-weight-asian="bold" style:font-weight-complex="bold"/>
    </style:style>
    <style:style style:name="P3" style:family="paragraph" style:parent-style-name="Standard">
      <style:text-properties officeooo:paragraph-rsid="000e782c"/>
    </style:style>
    <style:style style:name="P4" style:family="paragraph" style:parent-style-name="Table_20_Contents">
      <style:paragraph-properties fo:text-align="center" style:justify-single-word="false"/>
      <style:text-properties style:font-name="FreeSans"/>
    </style:style>
    <style:style style:name="P5" style:family="paragraph" style:parent-style-name="Table_20_Contents">
      <style:paragraph-properties fo:text-align="center" style:justify-single-word="false"/>
      <style:text-properties style:font-name="FreeSans" officeooo:paragraph-rsid="000cf828"/>
    </style:style>
    <style:style style:name="P6" style:family="paragraph" style:parent-style-name="Table_20_Contents">
      <style:paragraph-properties fo:text-align="center" style:justify-single-word="false"/>
      <style:text-properties style:font-name="FreeSans" officeooo:paragraph-rsid="000e782c"/>
    </style:style>
    <style:style style:name="T1" style:family="text">
      <style:text-properties officeooo:rsid="000cf828"/>
    </style:style>
    <style:style style:name="T2" style:family="text">
      <style:text-properties officeooo:rsid="000e782c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/></text:p>
      <text:p text:style-name="P2"><text:span text:style-name="T1">Feuille de suivi des fluides au </text:span><text:span text:style-name="T1"><text:date style:data-style-name="N37" text:date-value="2011-09-30T12:03:25" text:fixed="true">30/09/11</text:date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<text:span text:style-name="T1">TYPE FLUIDE</text:span></text:p>
          </table:table-cell>
          <table:table-cell table:style-name="Tableau1.A1" office:value-type="string">
            <text:p text:style-name="P5"><text:span text:style-name="T1">Poids bouteille kg</text:span></text:p>
          </table:table-cell>
          <table:table-cell table:style-name="Tableau1.A1" office:value-type="string">
            <text:p text:style-name="P5"><text:span text:style-name="T1">Tare</text:span></text:p>
          </table:table-cell>
          <table:table-cell table:style-name="Tableau1.D1" office:value-type="string">
            <text:p text:style-name="P6"><text:span text:style-name="T2">NET KG</text:span></text:p>
          </table:table-cell>
        </table:table-row>
        <table:table-row>
          <table:table-cell table:style-name="Tableau1.A2" office:value-type="string">
            <text:p text:style-name="P5"><text:span text:style-name="T1">R134</text:span></text:p>
          </table:table-cell>
          <table:table-cell table:style-name="Tableau1.B2" office:value-type="float" office:value="10.52">
            <text:p text:style-name="P5"><text:span text:style-name="T1">10,52</text:span></text:p>
          </table:table-cell>
          <table:table-cell table:style-name="Tableau1.B2" office:value-type="float" office:value="8.3">
            <text:p text:style-name="P6"><text:span text:style-name="T2">8,3</text:span></text:p>
          </table:table-cell>
          <table:table-cell table:style-name="Tableau1.D2">
            <text:p text:style-name="P6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float" office:value="19.14">
            <text:p text:style-name="P5"><text:span text:style-name="T1">19,14</text:span></text:p>
          </table:table-cell>
          <table:table-cell table:style-name="Tableau1.B2" office:value-type="float" office:value="5.25">
            <text:p text:style-name="P6"><text:span text:style-name="T2">5,25</text:span></text:p>
          </table:table-cell>
          <table:table-cell table:style-name="Tableau1.D2">
            <text:p text:style-name="P6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D4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<text:span text:style-name="T2">S/</text:span><text:span text:style-name="T1">TOTAL</text:span></text:p>
          </table:table-cell>
          <table:table-cell table:style-name="Tableau1.B2" table:formula="ooow:&lt;B2:B4&gt;" office:value-type="float" office:value="29.66">
            <text:p text:style-name="P4">29,66</text:p>
          </table:table-cell>
          <table:table-cell table:style-name="Tableau1.B2" table:formula="ooow:&lt;C2:C4&gt;" office:value-type="float" office:value="13.55">
            <text:p text:style-name="P4">13,55</text:p>
          </table:table-cell>
          <table:table-cell table:style-name="Tableau1.D2">
            <text:p text:style-name="P4"/>
          </table:table-cell>
        </table:table-row>
        <table:table-row>
          <table:table-cell table:style-name="Tableau1.A2" office:value-type="string">
            <text:p text:style-name="P6"><text:span text:style-name="T2">TOTAL</text:span></text:p>
          </table:table-cell>
          <table:table-cell table:style-name="Tableau1.A2" office:value-type="string">
            <text:p text:style-name="P4"/>
          </table:table-cell>
          <table:table-cell table:style-name="Tableau1.B2">
            <text:p text:style-name="P4"/>
          </table:table-cell>
          <table:table-cell table:style-name="Tableau1.D2" table:formula="ooow:&lt;B5&gt;-&lt;C5&gt;" office:value-type="float" office:value="16.11">
            <text:p text:style-name="P4">16,11</text:p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6"><text:span text:style-name="T1">TYPE FLUIDE</text:span></text:p>
          </table:table-cell>
          <table:table-cell table:style-name="Tableau2.A1" office:value-type="string">
            <text:p text:style-name="P6"><text:span text:style-name="T1">Poids bouteille kg</text:span></text:p>
          </table:table-cell>
          <table:table-cell table:style-name="Tableau2.A1" office:value-type="string">
            <text:p text:style-name="P6"><text:span text:style-name="T1">Tare</text:span></text:p>
          </table:table-cell>
          <table:table-cell table:style-name="Tableau2.D1" office:value-type="string">
            <text:p text:style-name="P6"><text:span text:style-name="T2">NET KG</text:span></text:p>
          </table:table-cell>
        </table:table-row>
        <table:table-row>
          <table:table-cell table:style-name="Tableau2.A2" office:value-type="string">
            <text:p text:style-name="P6"><text:span text:style-name="T1">R</text:span><text:span text:style-name="T2">407</text:span></text:p>
          </table:table-cell>
          <table:table-cell table:style-name="Tableau2.B2" office:value-type="float" office:value="13.89">
            <text:p text:style-name="P6"><text:span text:style-name="T2">13,89</text:span></text:p>
          </table:table-cell>
          <table:table-cell table:style-name="Tableau2.B2" office:value-type="float" office:value="13.3">
            <text:p text:style-name="P6"><text:span text:style-name="T2">13,3</text:span></text:p>
          </table:table-cell>
          <table:table-cell table:style-name="Tableau2.D2">
            <text:p text:style-name="P6"/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B2">
            <text:p text:style-name="P6"><text:span text:style-name="T1"/></text:p>
          </table:table-cell>
          <table:table-cell table:style-name="Tableau2.A2" office:value-type="string">
            <text:p text:style-name="P6"><text:span text:style-name="T2"/></text:p>
          </table:table-cell>
          <table:table-cell table:style-name="Tableau2.D2">
            <text:p text:style-name="P6"/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D4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><text:span text:style-name="T2">S/</text:span><text:span text:style-name="T1">TOTAL</text:span></text:p>
          </table:table-cell>
          <table:table-cell table:style-name="Tableau2.B2" table:formula="ooow:&lt;B2:B4&gt;" office:value-type="float" office:value="13.89">
            <text:p text:style-name="P6">13,89</text:p>
          </table:table-cell>
          <table:table-cell table:style-name="Tableau2.B2" table:formula="ooow:&lt;C2:C4&gt;" office:value-type="float" office:value="13.3">
            <text:p text:style-name="P6">13,3</text:p>
          </table:table-cell>
          <table:table-cell table:style-name="Tableau2.D2">
            <text:p text:style-name="P6"/>
          </table:table-cell>
        </table:table-row>
        <table:table-row>
          <table:table-cell table:style-name="Tableau2.A2" office:value-type="string">
            <text:p text:style-name="P6"><text:span text:style-name="T2">TOTAL</text:span></text:p>
          </table:table-cell>
          <table:table-cell table:style-name="Tableau2.A2" office:value-type="string">
            <text:p text:style-name="P6"/>
          </table:table-cell>
          <table:table-cell table:style-name="Tableau2.B2">
            <text:p text:style-name="P6"/>
          </table:table-cell>
          <table:table-cell table:style-name="Tableau2.D2" table:formula="ooow:&lt;B5&gt;-&lt;C5&gt;" office:value-type="float" office:value="0.59">
            <text:p text:style-name="P6">0,59</text:p>
          </table:table-cell>
        </table:table-row>
      </table:table>
      <text:p text:style-name="P3"/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6"><text:span text:style-name="T1">TYPE FLUIDE</text:span></text:p>
          </table:table-cell>
          <table:table-cell table:style-name="Tableau3.A1" office:value-type="string">
            <text:p text:style-name="P6"><text:span text:style-name="T1">Poids bouteille kg</text:span></text:p>
          </table:table-cell>
          <table:table-cell table:style-name="Tableau3.A1" office:value-type="string">
            <text:p text:style-name="P6"><text:span text:style-name="T1">Tare</text:span></text:p>
          </table:table-cell>
          <table:table-cell table:style-name="Tableau3.D1" office:value-type="string">
            <text:p text:style-name="P6"><text:span text:style-name="T2">NET KG</text:span></text:p>
          </table:table-cell>
        </table:table-row>
        <table:table-row>
          <table:table-cell table:style-name="Tableau3.A2" office:value-type="string">
            <text:p text:style-name="P6"><text:span text:style-name="T1">R</text:span><text:span text:style-name="T2">410</text:span></text:p>
          </table:table-cell>
          <table:table-cell table:style-name="Tableau3.B2" office:value-type="float" office:value="25.8">
            <text:p text:style-name="P6"><text:span text:style-name="T2">25,8</text:span></text:p>
          </table:table-cell>
          <table:table-cell table:style-name="Tableau3.B2" office:value-type="float" office:value="15.5">
            <text:p text:style-name="P6"><text:span text:style-name="T2">15,5</text:span></text:p>
          </table:table-cell>
          <table:table-cell table:style-name="Tableau3.D2">
            <text:p text:style-name="P6"/>
          </table:table-cell>
        </table:table-row>
        <table:table-row>
          <table:table-cell table:style-name="Tableau3.A2" office:value-type="string">
            <text:p text:style-name="P6"/>
          </table:table-cell>
          <table:table-cell table:style-name="Tableau3.B2">
            <text:p text:style-name="P6"><text:span text:style-name="T1"/></text:p>
          </table:table-cell>
          <table:table-cell table:style-name="Tableau3.A2" office:value-type="string">
            <text:p text:style-name="P6"><text:span text:style-name="T2"/></text:p>
          </table:table-cell>
          <table:table-cell table:style-name="Tableau3.D2">
            <text:p text:style-name="P6"/>
          </table:table-cell>
        </table:table-row>
        <table:table-row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D4" office:value-type="string">
            <text:p text:style-name="P6"/>
          </table:table-cell>
        </table:table-row>
        <table:table-row>
          <table:table-cell table:style-name="Tableau3.A2" office:value-type="string">
            <text:p text:style-name="P6"><text:span text:style-name="T2">S/</text:span><text:span text:style-name="T1">TOTAL</text:span></text:p>
          </table:table-cell>
          <table:table-cell table:style-name="Tableau3.B2" table:formula="ooow:&lt;B2:B4&gt;" office:value-type="float" office:value="25.8">
            <text:p text:style-name="P6">25,8</text:p>
          </table:table-cell>
          <table:table-cell table:style-name="Tableau3.B2" table:formula="ooow:&lt;C2:C4&gt;" office:value-type="float" office:value="15.5">
            <text:p text:style-name="P6">15,5</text:p>
          </table:table-cell>
          <table:table-cell table:style-name="Tableau3.D2">
            <text:p text:style-name="P6"/>
          </table:table-cell>
        </table:table-row>
        <table:table-row>
          <table:table-cell table:style-name="Tableau3.A2" office:value-type="string">
            <text:p text:style-name="P6"><text:span text:style-name="T2">TOTAL</text:span></text:p>
          </table:table-cell>
          <table:table-cell table:style-name="Tableau3.A2" office:value-type="string">
            <text:p text:style-name="P6"/>
          </table:table-cell>
          <table:table-cell table:style-name="Tableau3.B2">
            <text:p text:style-name="P6"/>
          </table:table-cell>
          <table:table-cell table:style-name="Tableau3.D2" table:formula="ooow:&lt;B5&gt;-&lt;C5&gt;" office:value-type="float" office:value="10.3">
            <text:p text:style-name="P6">10,3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d </meta:initial-creator>
    <meta:creation-date>2011-09-30T12:02:37</meta:creation-date>
    <meta:document-statistic meta:table-count="3" meta:image-count="0" meta:object-count="0" meta:page-count="1" meta:paragraph-count="39" meta:word-count="57" meta:character-count="279"/>
    <dc:date>2011-09-30T12:25:38</dc:date>
    <dc:creator>phd </dc:creator>
    <meta:editing-duration>PT00H07M50S</meta:editing-duration>
    <meta:editing-cycles>1</meta:editing-cycles>
    <meta:generator>OpenOffice.org/3.2$Linux OpenOffice.org_project/320m19$Build-9505</meta:generator>
  </office:meta>
</office:document-meta>
</file>